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cccccc"/>
      <style:text-properties style:font-name="Segoe U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eeeeee" fo:border="0.06pt solid #cccccc"/>
      <style:text-properties style:font-name="Segoe U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ackground-color="transparent" fo:border="0.06pt solid #cccccc"/>
      <style:text-properties style:font-name="Segoe U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order="0.06pt solid #cccccc"/>
      <style:text-properties style:font-name="Segoe UI" fo:font-size="9pt" fo:font-style="normal" style:font-size-asian="9pt" style:font-style-asian="normal" style:font-size-complex="9pt" style:font-style-complex="normal"/>
    </style:style>
    <style:style style:name="ce5" style:family="table-cell" style:parent-style-name="Default">
      <style:table-cell-properties fo:background-color="transparent" fo:border="0.06pt solid #cccccc"/>
      <style:text-properties style:font-name="Segoe U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="0.06pt solid #cccccc"/>
      <style:text-properties style:font-name="Segoe U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eeeeee" fo:border="0.06pt solid #cccccc"/>
      <style:text-properties style:font-name="Segoe UI" fo:font-size="9pt" fo:font-style="normal" style:font-size-asian="9pt" style:font-style-asian="normal" style:font-size-complex="9pt" style:font-style-complex="normal"/>
    </style:style>
    <style:style style:name="ce8" style:family="table-cell" style:parent-style-name="Default">
      <style:table-cell-properties fo:background-color="#cccccc" fo:border="0.06pt solid #cccccc"/>
      <style:text-properties style:font-name="Segoe UI"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ackground-color="transparent" fo:border="0.06pt solid #cccccc"/>
      <style:text-properties style:font-name="Segoe UI"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="0.06pt solid #cccccc"/>
      <style:text-properties style:font-name="Segoe UI" fo:font-style="normal" style:font-style-asian="normal" style:font-style-complex="normal"/>
    </style:style>
    <style:style style:name="ce11" style:family="table-cell" style:parent-style-name="Default">
      <style:text-properties style:font-name="Segoe UI" fo:font-style="normal" style:font-style-asian="normal" style:font-style-complex="normal"/>
    </style:style>
    <style:style style:name="ce12" style:family="table-cell" style:parent-style-name="Default">
      <style:table-cell-properties fo:border="0.06pt solid #cccccc"/>
      <style:text-properties fo:font-size="9pt" fo:font-style="normal" style:font-size-asian="9pt" style:font-style-asian="normal" style:font-size-complex="9pt" style:font-style-complex="normal"/>
    </style:style>
    <style:style style:name="ce13" style:family="table-cell" style:parent-style-name="Default">
      <style:table-cell-properties fo:border="0.06pt solid #cccccc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="0.06pt solid #cccccc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transparent" fo:border="0.06pt solid #cccccc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Tabelle2" table:style-name="ta1">
        <table:table-column table:style-name="co1" table:default-cell-style-name="ce11"/>
        <table:table-column table:style-name="co2" table:number-columns-repeated="5" table:default-cell-style-name="ce11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hread 1</text:p>
          </table:table-cell>
          <table:table-cell table:style-name="ce1" office:value-type="string" calcext:value-type="string">
            <text:p>Thread 2</text:p>
          </table:table-cell>
          <table:table-cell table:style-name="ce1" office:value-type="string" calcext:value-type="string">
            <text:p>Thread 3</text:p>
          </table:table-cell>
          <table:table-cell table:style-name="ce1" office:value-type="string" calcext:value-type="string">
            <text:p>Thread 4</text:p>
          </table:table-cell>
          <table:table-cell table:style-name="ce1" office:value-type="string" calcext:value-type="string">
            <text:p>Thread 5</text:p>
          </table:table-cell>
          <table:table-cell table:number-columns-repeated="1017"/>
        </table:table-row>
        <table:table-row table:style-name="ro1"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tas_taskparallel_init(A, 3); // ID=A_ini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 office:value-type="string" calcext:value-type="string">
            <text:p>A_ini.tas_abstract_init_worker_init_barrier</text:p>
          </table:table-cell>
          <table:table-cell table:style-name="ce5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/>
          <table:table-cell table:style-name="ce5" office:value-type="string" calcext:value-type="string">
            <text:p>tas_thread_worker_init_barrier</text:p>
          </table:table-cell>
          <table:table-cell table:style-name="ce15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 table:number-columns-repeated="2"/>
          <table:table-cell table:style-name="ce5" office:value-type="string" calcext:value-type="string">
            <text:p>tas_thread_worker_init_barrier</text:p>
          </table:table-cell>
          <table:table-cell table:style-name="ce15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 table:number-columns-repeated="3"/>
          <table:table-cell table:style-name="ce5" office:value-type="string" calcext:value-type="string">
            <text:p>tas_thread_worker_init_barrier</text:p>
          </table:table-cell>
          <table:table-cell table:style-name="ce15"/>
          <table:table-cell table:style-name="ce16"/>
          <table:table-cell table:number-columns-repeated="1016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 table:number-columns-repeated="4"/>
          <table:table-cell table:style-name="ce5" office:value-type="string" calcext:value-type="string">
            <text:p>tas_thread_worker_init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6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5" office:value-type="string" calcext:value-type="string">
            <text:p>For each worker – I – T1</text:p>
          </table:table-cell>
          <table:table-cell table:style-name="ce5" office:value-type="string" calcext:value-type="string">
            <text:p>A_ini.tas_abstract_init_pattern_assigned_barrier_idle</text:p>
          </table:table-cell>
          <table:table-cell table:style-name="ce5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tas_thread_pattern_assigned_barrier_idle</text:p>
          </table:table-cell>
          <table:table-cell table:style-name="ce5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5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5" office:value-type="string" calcext:value-type="string">
            <text:p>For each worker – I – T2</text:p>
          </table:table-cell>
          <table:table-cell table:style-name="ce5" office:value-type="string" calcext:value-type="string">
            <text:p>A_ini.tas_abstract_init_pattern_assigned_barrier_idle</text:p>
          </table:table-cell>
          <table:table-cell table:style-name="ce5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as_thread_pattern_assigned_barrier_idle</text:p>
          </table:table-cell>
          <table:table-cell table:style-name="ce5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6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6" office:value-type="string" calcext:value-type="string">
            <text:p>For each worker – II – T1</text:p>
          </table:table-cell>
          <table:table-cell table:style-name="ce6" office:value-type="string" calcext:value-type="string">
            <text:p>A_ini.tas_abstract_init_pattern_assigned_barrier</text:p>
          </table:table-cell>
          <table:table-cell table:style-name="ce6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tas_thread_pattern_assigned_barrier</text:p>
          </table:table-cell>
          <table:table-cell table:style-name="ce6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6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6" office:value-type="string" calcext:value-type="string">
            <text:p>For each worker – II – T2</text:p>
          </table:table-cell>
          <table:table-cell table:style-name="ce6" office:value-type="string" calcext:value-type="string">
            <text:p>A_ini.tas_abstract_init_pattern_assigned_barrier</text:p>
          </table:table-cell>
          <table:table-cell table:style-name="ce6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14"/>
          <table:table-cell table:style-name="ce6" office:value-type="string" calcext:value-type="string">
            <text:p>tas_thread_pattern_assigned_barrier</text:p>
          </table:table-cell>
          <table:table-cell table:style-name="ce6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7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1" office:value-type="string" calcext:value-type="string">
            <text:p>task_parallel_execute(A); // ID=A</text:p>
          </table:table-cell>
          <table:table-cell table:style-name="ce12"/>
          <table:table-cell table:style-name="ce4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A.tas_taskparallel_execute_work_available_barrier</text:p>
          </table:table-cell>
          <table:table-cell table:style-name="ce4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available_barrier</text:p>
          </table:table-cell>
          <table:table-cell table:style-name="ce12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available_barrier</text:p>
          </table:table-cell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8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1" office:value-type="string" calcext:value-type="string">
            <text:p>tas_taskparallel_init(D, 3); // ID=D_ini</text:p>
          </table:table-cell>
          <table:table-cell table:style-name="ce4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>
            <text:p>For each worker – I – T3</text:p>
          </table:table-cell>
          <table:table-cell table:style-name="ce13"/>
          <table:table-cell table:style-name="ce4" office:value-type="string" calcext:value-type="string">
            <text:p>D_ini.tas_abstract_init_pattern_assigned_barrier_idle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/>
          <table:table-cell table:style-name="ce13"/>
          <table:table-cell table:style-name="ce4"/>
          <table:table-cell table:style-name="ce13"/>
          <table:table-cell table:style-name="ce4" office:value-type="string" calcext:value-type="string">
            <text:p>tas_thread_pattern_assigned_barrier_idle</text:p>
          </table:table-cell>
          <table:table-cell table:style-name="ce4"/>
          <table:table-cell table:style-name="ce16"/>
          <table:table-cell table:number-columns-repeated="1016"/>
        </table:table-row>
        <table:table-row table:style-name="ro1">
          <table:table-cell table:style-name="ce9"/>
          <table:table-cell table:style-name="ce13"/>
          <table:table-cell table:style-name="ce4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>
            <text:p>For each worker – I – T3</text:p>
          </table:table-cell>
          <table:table-cell table:style-name="ce13"/>
          <table:table-cell table:style-name="ce4" office:value-type="string" calcext:value-type="string">
            <text:p>D_ini.tas_abstract_init_pattern_assigned_barrier_idle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/>
          <table:table-cell table:style-name="ce13"/>
          <table:table-cell table:style-name="ce4"/>
          <table:table-cell table:style-name="ce13"/>
          <table:table-cell table:style-name="ce4"/>
          <table:table-cell table:style-name="ce4" office:value-type="string" calcext:value-type="string">
            <text:p>tas_thread_pattern_assigned_barrier_idle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 office:value-type="string" calcext:value-type="string">
            <text:p>For each worker – II – T4</text:p>
          </table:table-cell>
          <table:table-cell table:style-name="ce13"/>
          <table:table-cell table:style-name="ce4" office:value-type="string" calcext:value-type="string">
            <text:p>D_ini.tas_abstract_init_pattern_assigned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office:value-type="string" calcext:value-type="string">
            <text:p>tas_thread_pattern_assigned_barrier</text:p>
          </table:table-cell>
          <table:table-cell table:style-name="ce4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 office:value-type="string" calcext:value-type="string">
            <text:p>For each worker – II – T4</text:p>
          </table:table-cell>
          <table:table-cell table:style-name="ce13"/>
          <table:table-cell table:style-name="ce4" office:value-type="string" calcext:value-type="string">
            <text:p>D_ini.tas_abstract_init_pattern_assigned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12"/>
          <table:table-cell table:style-name="ce4" office:value-type="string" calcext:value-type="string">
            <text:p>tas_thread_pattern_assigned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7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1" office:value-type="string" calcext:value-type="string">
            <text:p>task_parallel_execute(D); // ID=D</text:p>
          </table:table-cell>
          <table:table-cell table:style-name="ce12"/>
          <table:table-cell table:style-name="ce4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D.tas_taskparallel_execute_work_available_barrier</text:p>
          </table:table-cell>
          <table:table-cell table:style-name="ce4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office:value-type="string" calcext:value-type="string">
            <text:p>tas_thread_work_available_barrier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4" office:value-type="string" calcext:value-type="string">
            <text:p>tas_thread_work_available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D.tas_taskparallel_execute_work_done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 table:number-columns-repeated="2"/>
          <table:table-cell table:style-name="ce4"/>
          <table:table-cell table:style-name="ce4" office:value-type="string" calcext:value-type="string">
            <text:p>tas_thread_work_done_barrier</text:p>
          </table:table-cell>
          <table:table-cell table:style-name="ce4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 table:number-columns-repeated="2"/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7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1" office:value-type="string" calcext:value-type="string">
            <text:p>tas_taskparallel_finalize(D); // ID=D_fin</text:p>
          </table:table-cell>
          <table:table-cell table:style-name="ce4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D_fin.tas_abstract_finalize_work_available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office:value-type="string" calcext:value-type="string">
            <text:p>tas_thread_work_available_barrier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4" office:value-type="string" calcext:value-type="string">
            <text:p>tas_thread_work_available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D_fin.tas_abstract_finalize_work_done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 table:number-columns-repeated="2"/>
          <table:table-cell table:style-name="ce4"/>
          <table:table-cell table:style-name="ce4" office:value-type="string" calcext:value-type="string">
            <text:p>tas_thread_work_done_barrier</text:p>
          </table:table-cell>
          <table:table-cell table:style-name="ce4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 table:number-columns-repeated="2"/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8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1" office:value-type="string" calcext:value-type="string">
            <text:p>tas_taskparallel_init(E, 3); // ID=E_ini</text:p>
          </table:table-cell>
          <table:table-cell table:style-name="ce4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>
            <text:p>For each worker – I – T3</text:p>
          </table:table-cell>
          <table:table-cell table:style-name="ce13"/>
          <table:table-cell table:style-name="ce4" office:value-type="string" calcext:value-type="string">
            <text:p>E_ini.tas_abstract_init_pattern_assigned_barrier_idle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/>
          <table:table-cell table:style-name="ce13"/>
          <table:table-cell table:style-name="ce4"/>
          <table:table-cell table:style-name="ce13"/>
          <table:table-cell table:style-name="ce4" office:value-type="string" calcext:value-type="string">
            <text:p>tas_thread_pattern_assigned_barrier_idle</text:p>
          </table:table-cell>
          <table:table-cell table:style-name="ce4"/>
          <table:table-cell table:style-name="ce16"/>
          <table:table-cell table:number-columns-repeated="1016"/>
        </table:table-row>
        <table:table-row table:style-name="ro1">
          <table:table-cell table:style-name="ce9"/>
          <table:table-cell table:style-name="ce13"/>
          <table:table-cell table:style-name="ce4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 office:value-type="string" calcext:value-type="string">
            <text:p>For each worker – I – T3</text:p>
          </table:table-cell>
          <table:table-cell table:style-name="ce13"/>
          <table:table-cell table:style-name="ce4" office:value-type="string" calcext:value-type="string">
            <text:p>E_ini.tas_abstract_init_pattern_assigned_barrier_idle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9"/>
          <table:table-cell table:style-name="ce13"/>
          <table:table-cell table:style-name="ce4"/>
          <table:table-cell table:style-name="ce13"/>
          <table:table-cell table:style-name="ce4"/>
          <table:table-cell table:style-name="ce4" office:value-type="string" calcext:value-type="string">
            <text:p>tas_thread_pattern_assigned_barrier_idle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 office:value-type="string" calcext:value-type="string">
            <text:p>For each worker – II – T4</text:p>
          </table:table-cell>
          <table:table-cell table:style-name="ce13"/>
          <table:table-cell table:style-name="ce4" office:value-type="string" calcext:value-type="string">
            <text:p>E_ini.tas_abstract_init_pattern_assigned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office:value-type="string" calcext:value-type="string">
            <text:p>tas_thread_pattern_assigned_barrier</text:p>
          </table:table-cell>
          <table:table-cell table:style-name="ce4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 office:value-type="string" calcext:value-type="string">
            <text:p>For each worker – II – T4</text:p>
          </table:table-cell>
          <table:table-cell table:style-name="ce13"/>
          <table:table-cell table:style-name="ce4" office:value-type="string" calcext:value-type="string">
            <text:p>E_ini.tas_abstract_init_pattern_assigned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12"/>
          <table:table-cell table:style-name="ce4" office:value-type="string" calcext:value-type="string">
            <text:p>tas_thread_pattern_assigned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7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1" office:value-type="string" calcext:value-type="string">
            <text:p>task_parallel_execute(E); // ID=E</text:p>
          </table:table-cell>
          <table:table-cell table:style-name="ce12"/>
          <table:table-cell table:style-name="ce4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E.tas_taskparallel_execute_work_available_barrier</text:p>
          </table:table-cell>
          <table:table-cell table:style-name="ce4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office:value-type="string" calcext:value-type="string">
            <text:p>tas_thread_work_available_barrier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4" office:value-type="string" calcext:value-type="string">
            <text:p>tas_thread_work_available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E.tas_taskparallel_execute_work_done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 table:number-columns-repeated="2"/>
          <table:table-cell table:style-name="ce4"/>
          <table:table-cell table:style-name="ce4" office:value-type="string" calcext:value-type="string">
            <text:p>tas_thread_work_done_barrier</text:p>
          </table:table-cell>
          <table:table-cell table:style-name="ce4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 table:number-columns-repeated="2"/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7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1" office:value-type="string" calcext:value-type="string">
            <text:p>tas_taskparallel_finalize(E); // ID=E_fin</text:p>
          </table:table-cell>
          <table:table-cell table:style-name="ce4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E_fin.tas_abstract_finalize_work_available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office:value-type="string" calcext:value-type="string">
            <text:p>tas_thread_work_available_barrier</text:p>
          </table:table-cell>
          <table:table-cell table:style-name="ce1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4" office:value-type="string" calcext:value-type="string">
            <text:p>tas_thread_work_available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E_fin.tas_abstract_finalize_work_done_barrier</text:p>
          </table:table-cell>
          <table:table-cell table:style-name="ce13"/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 table:number-columns-repeated="2"/>
          <table:table-cell table:style-name="ce4"/>
          <table:table-cell table:style-name="ce4" office:value-type="string" calcext:value-type="string">
            <text:p>tas_thread_work_done_barrier</text:p>
          </table:table-cell>
          <table:table-cell table:style-name="ce4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13" table:number-columns-repeated="2"/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8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A.tas_taskparallel_execute_work_done_barrier</text:p>
          </table:table-cell>
          <table:table-cell table:style-name="ce4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style-name="ce4"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done_barrier</text:p>
          </table:table-cell>
          <table:table-cell table:style-name="ce4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7"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1" office:value-type="string" calcext:value-type="string">
            <text:p>tas_taskparallel_finalize(A);// ID=A_fin</text:p>
          </table:table-cell>
          <table:table-cell table:style-name="ce4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A_fin.tas_abstract_finalize_work_available_barrier</text:p>
          </table:table-cell>
          <table:table-cell table:style-name="ce4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available_barrier</text:p>
          </table:table-cell>
          <table:table-cell table:style-name="ce1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available_barrier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A_fin.tas_abstract_finalize_work_done_barrier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done_barrier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8" table:number-columns-repeated="6"/>
          <table:table-cell table:number-columns-repeated="1017"/>
        </table:table-row>
        <table:table-row table:style-name="ro1" table:number-rows-repeated="76">
          <table:table-cell table:style-name="Default" table:number-columns-repeated="9"/>
          <table:table-cell table:number-columns-repeated="1014"/>
        </table:table-row>
        <table:table-row table:style-name="ro1" table:number-rows-repeated="104838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.00.0000</text:date>, <text:time style:data-style-name="N2" text:time-value="13:35:16.4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0:50:50.541000000</meta:creation-date>
    <dc:date>2014-07-02T13:39:30.796000000</dc:date>
    <meta:editing-duration>PT6H57M4S</meta:editing-duration>
    <meta:editing-cycles>15</meta:editing-cycles>
    <meta:generator>LibreOffice/4.2.4.2$Windows_x86 LibreOffice_project/63150712c6d317d27ce2db16eb94c2f3d7b699f8</meta:generator>
    <meta:print-date>2014-07-01T13:54:08.688000000</meta:print-date>
    <meta:document-statistic meta:table-count="1" meta:cell-count="97" meta:object-count="0"/>
  </office:meta>
</office:document-meta>
</file>